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5mm"/>
    </style:style>
    <style:style style:name="co2" style:family="table-column">
      <style:table-column-properties fo:break-before="auto" style:column-width="172.17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26.85mm"/>
    </style:style>
    <style:style style:name="co5" style:family="table-column">
      <style:table-column-properties fo:break-before="auto" style:column-width="27.13mm"/>
    </style:style>
    <style:style style:name="co6" style:family="table-column">
      <style:table-column-properties fo:break-before="auto" style:column-width="25.38mm"/>
    </style:style>
    <style:style style:name="co7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fo:color="#000000" style:font-name="Calibri" fo:font-size="11pt" fo:font-weight="normal" style:text-line-through-type="none" style:text-outline="false" fo:text-shadow="none" style:text-position="0%" style:font-size-asian="11pt" style:font-size-complex="11pt" style:font-weight-asian="normal" style:font-weight-complex="normal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OD</text:p>
          </table:table-cell>
          <table:table-cell table:style-name="ce5" office:value-type="string" calcext:value-type="string">
            <text:p>DESCRIÇÃO</text:p>
          </table:table-cell>
          <table:table-cell table:style-name="ce9" office:value-type="string" calcext:value-type="string">
            <text:p>NECESSIDADE 1</text:p>
          </table:table-cell>
          <table:table-cell table:style-name="ce1" office:value-type="string" calcext:value-type="string">
            <text:p>NECESSIDADE 2</text:p>
          </table:table-cell>
          <table:table-cell table:style-name="ce10" office:value-type="string" calcext:value-type="string">
            <text:p>NECESSIDADE 3</text:p>
          </table:table-cell>
          <table:table-cell table:style-name="ce10" office:value-type="string" calcext:value-type="string">
            <text:p>NECESSIDADE 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istema para controlar os gastos e lucros</text:p>
          </table:table-cell>
          <table:table-cell table:style-name="ce6" office:value-type="string" calcext:value-type="string">
            <text:p>X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Sistema gerenciador de estoque</text:p>
          </table:table-cell>
          <table:table-cell table:style-name="ce6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Programa de cálculo automático após inserção de valores</text:p>
          </table:table-cell>
          <table:table-cell table:style-name="ce6" office:value-type="string" calcext:value-type="string">
            <text:p>X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adastro de clientes</text:p>
          </table:table-cell>
          <table:table-cell table:style-name="ce6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ódigo para os produtos</text:p>
          </table:table-cell>
          <table:table-cell table:style-name="ce6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Controle de estoque</text:p>
          </table:table-cell>
          <table:table-cell table:style-name="ce6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Numerar a mesa?</text:p>
          </table:table-cell>
          <table:table-cell table:style-name="ce7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Controle de Pratos e de acordo com o cardápio</text:p>
          </table:table-cell>
          <table:table-cell table:style-name="ce6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Check-up de entregas</text:p>
          </table:table-cell>
          <table:table-cell table:style-name="ce6"/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<text:span text:style-name="T1">Aluguel</text:span><text:span text:style-name="T2">  Água. Luz. Prod. Limpeza</text:span></text:p>
          </table:table-cell>
          <table:table-cell table:style-name="ce6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Controle de prejuízos por anotações</text:p>
          </table:table-cell>
          <table:table-cell table:style-name="ce6" office:value-type="string" calcext:value-type="string">
            <text:p>X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Prazos sugeridos por vezes de utilização</text:p>
          </table:table-cell>
          <table:table-cell table:style-name="ce6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Controle de pedidos individual por cliente</text:p>
          </table:table-cell>
          <table:table-cell table:style-name="ce6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Controle de estoques separados por tipo de produto</text:p>
          </table:table-cell>
          <table:table-cell table:style-name="ce6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Controle de acesso com comanda?</text:p>
          </table:table-cell>
          <table:table-cell table:style-name="ce6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Programa para anotações de afazeres</text:p>
          </table:table-cell>
          <table:table-cell table:style-name="ce6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Escrita de compromissos em específico através de fala</text:p>
          </table:table-cell>
          <table:table-cell table:style-name="ce6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Monitoramento no caixa e no espaço comum</text:p>
          </table:table-cell>
          <table:table-cell table:style-name="ce6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Lista de especificação de descartáveis, com quantidade minuindo através do número de comandas do dia</text:p>
          </table:table-cell>
          <table:table-cell table:style-name="ce6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Planilha de pagamentos separados por tipos: contas aluguel da padaria, contas das entregas</text:p>
          </table:table-cell>
          <table:table-cell table:style-name="ce6" office:value-type="string" calcext:value-type="string">
            <text:p>X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ID específico para cada tipo de produto</text:p>
          </table:table-cell>
          <table:table-cell table:style-name="ce6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Sistema para administrar a entrada e saída dos funcionários</text:p>
          </table:table-cell>
          <table:table-cell table:style-name="ce6"/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Controle de férias dos funcionários</text:p>
          </table:table-cell>
          <table:table-cell table:style-name="ce6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Controle de pagamentos dos funcionários</text:p>
          </table:table-cell>
          <table:table-cell table:style-name="ce6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Controle de pagamentos dos fornecedores</text:p>
          </table:table-cell>
          <table:table-cell table:style-name="ce6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Sistema que informe a quantidade para ser recolocado no estoque</text:p>
          </table:table-cell>
          <table:table-cell table:style-name="ce6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Sistema para anotar os pedidos</text:p>
          </table:table-cell>
          <table:table-cell table:style-name="ce6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Sistema que alerte estoque mínimo</text:p>
          </table:table-cell>
          <table:table-cell table:style-name="ce6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Cores diferentes no local de fundo das tarefas de acordo com o limite de tempo</text:p>
          </table:table-cell>
          <table:table-cell table:style-name="ce6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2" table:number-rows-spanned="1">
            <text:p>Necessidade 1: Controle de despesas de cartões</text:p>
          </table:table-cell>
          <table:covered-table-cell table:style-name="ce8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2" table:number-rows-spanned="1">
            <text:p>Necessidade 2: Controle de despesas de estoque</text:p>
          </table:table-cell>
          <table:covered-table-cell table:style-name="ce8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2" table:number-rows-spanned="1">
            <text:p>Necessidade 3: Pagamento de empregados</text:p>
          </table:table-cell>
          <table:covered-table-cell table:style-name="ce8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2" table:number-rows-spanned="1">
            <text:p>Necessidade 4: Uma possível divulgação da padaria</text:p>
          </table:table-cell>
          <table:covered-table-cell table:style-name="ce8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00/00/0000</text:date>, <text:time style:data-style-name="N2" text:time-value="00:15:17.94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10-17T22:20:09</meta:print-date>
    <meta:creation-date>2018-10-23T10:53:54.942064892</meta:creation-date>
    <dc:date>2018-10-24T01:01:46.983000000</dc:date>
    <meta:generator>LibreOffice/5.0.5.2$Windows_x86 LibreOffice_project/55b006a02d247b5f7215fc6ea0fde844b30035b3</meta:generator>
    <meta:editing-duration>PT26M25S</meta:editing-duration>
    <meta:editing-cycles>3</meta:editing-cycles>
    <meta:document-statistic meta:table-count="1" meta:cell-count="8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